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atabaseFacade.getTaskBeanById( int id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DatabaseFacade.generateTask( String title , int inde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DatabaseFacade.loadTestData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atabaseFacade.getTask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baseFacade.getInsta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baseFacade.DatabaseFaca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baseFacade.getVer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